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70000017A5621510D684B1C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.564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462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0.92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ffff"/>
      <style:paragraph-properties fo:text-align="start" style:writing-mode="lr-tb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7.999cm" svg:height="8.325cm" svg:x="0.05cm" svg:y="3.729cm">
          <draw:image xlink:href="Pictures/10000001000004F70000017A5621510D684B1CA2.png" xlink:type="simple" xlink:show="embed" xlink:actuate="onLoad" draw:mime-type="image/png">
            <text:p/>
          </draw:image>
        </draw:frame>
        <draw:frame draw:style-name="gr2" draw:text-style-name="P3" draw:layer="layout" svg:width="2cm" svg:height="0.814cm" svg:x="0.5cm" svg:y="5cm">
          <draw:text-box>
            <text:p text:style-name="P2"><text:span text:style-name="T1">User</text:span></text:p>
          </draw:text-box>
        </draw:frame>
        <draw:frame draw:style-name="gr3" draw:text-style-name="P4" draw:layer="layout" svg:width="2cm" svg:height="0.712cm" svg:x="2.9cm" svg:y="7.6cm">
          <draw:text-box>
            <text:p text:style-name="P2"><text:span text:style-name="T2">① </text:span><text:span text:style-name="T2">Upload</text:span></text:p>
          </draw:text-box>
        </draw:frame>
        <draw:frame draw:style-name="gr4" draw:text-style-name="P4" draw:layer="layout" svg:width="2.6cm" svg:height="1.173cm" svg:x="10.8cm" svg:y="6.9cm">
          <draw:text-box>
            <text:p text:style-name="P2"><text:span text:style-name="T2">② </text:span><text:span text:style-name="T2">Conversion request</text:span></text:p>
          </draw:text-box>
        </draw:frame>
        <draw:frame draw:style-name="gr3" draw:text-style-name="P4" draw:layer="layout" svg:width="4cm" svg:height="0.712cm" svg:x="24.5cm" svg:y="6.101cm">
          <draw:text-box>
            <text:p text:style-name="P2"><text:span text:style-name="T2">③ </text:span><text:span text:style-name="T2">Conversion request</text:span></text:p>
          </draw:text-box>
        </draw:frame>
        <draw:frame draw:style-name="gr4" draw:text-style-name="P4" draw:layer="layout" svg:width="3.5cm" svg:height="1.173cm" svg:x="24.5cm" svg:y="8.001cm">
          <draw:text-box>
            <text:p text:style-name="P2"><text:span text:style-name="T2">④ </text:span><text:span text:style-name="T2">Conversion to F4D format</text:span></text:p>
          </draw:text-box>
        </draw:frame>
        <draw:frame draw:style-name="gr3" draw:text-style-name="P6" draw:layer="layout" svg:width="11.1cm" svg:height="0.712cm" svg:x="13.5cm" svg:y="3.629cm">
          <draw:text-box>
            <text:p text:style-name="P5"><text:span text:style-name="T2">⑤ </text:span><text:span text:style-name="T2">Pass the conversion results, logs, attributes, geometry informati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6T19:59:43.296843679</meta:creation-date>
    <dc:date>2021-11-16T20:09:48.733151485</dc:date>
    <meta:editing-duration>PT8M39S</meta:editing-duration>
    <meta:editing-cycles>3</meta:editing-cycles>
    <meta:generator>LibreOffice/7.2.2.2$Linux_X86_64 LibreOffice_project/20$Build-2</meta:generator>
    <meta:document-statistic meta:object-count="30"/>
  </office:meta>
</office:document-meta>
</file>